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a99" officeooo:paragraph-rsid="001bda99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da99" officeooo:paragraph-rsid="001bda99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cd863" officeooo:paragraph-rsid="001cd863"/>
    </style:style>
    <style:style style:name="T1" style:family="text">
      <style:text-properties officeooo:rsid="001cd8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a Delicias Gourmet</text:p>
      <text:p text:style-name="P1"/>
      <text:p text:style-name="P1"><text:span text:style-name="T1">1 - </text:span>Descrição textual:</text:p>
      <text:p text:style-name="P1"/>
      <text:p text:style-name="P2">Estudo de Caso: Sistema <text:span text:style-name="T1">da “</text:span>Delícias Gourmet”.</text:p>
      <text:p text:style-name="P2"/>
      <text:p text:style-name="P1"><text:tab/>Em uma indústria alimentícia chamada &amp;quot;Delícias Gourmet&amp;quot;, o controle de materiais é um processo-chave para</text:p>
      <text:p text:style-name="P1">garantir a qualidade e a eficiência dos produtos finais. Nesta história, vamos explorar como diferentes atores</text:p>
      <text:p text:style-name="P1">desempenham funções importantes em seus respectivos setores, interagindo e colaborando para manter o sistema de</text:p>
      <text:p text:style-name="P1">controle de materiais funcionando sem problemas.</text:p>
      <text:p text:style-name="P1"/>
      <text:p text:style-name="P1"><text:tab/>A história começa com João, o gerente de compras, que é responsável por adquirir os ingredientes e os</text:p>
      <text:p text:style-name="P1">materiais necessários para a produção dos alimentos. Ele trabalha em estreita colaboração com os fornecedores para</text:p>
      <text:p text:style-name="P1">garantir a qualidade dos produtos e negocia os melhores preços para reduzir os custos de produção.</text:p>
      <text:p text:style-name="P1">Maria, a supervisora de estoque, trabalha em conjunto com João. Ela é responsável por gerenciar o</text:p>
      <text:p text:style-name="P1">armazenamento dos materiais e garantir que todos os itens estejam devidamente organizados e estocados. Quando os</text:p>
      <text:p text:style-name="P1">ingredientes e materiais chegam ao armazém, Maria confere e verifica se tudo está em conformidade com os pedidos</text:p>
      <text:p text:style-name="P1">feitos por João.</text:p>
      <text:p text:style-name="P1">Dentro da fábrica, Pedro, o coordenador de produção, coordena a utilização dos ingredientes e materiais no</text:p>
      <text:p text:style-name="P1">processo de fabricação. Ele colabora com Maria para garantir que os itens necessários sejam entregues no momento</text:p>
      <text:p text:style-name="P1">certo e na quantidade adequada. Pedro também trabalha com os líderes de cada linha de produção para planejar e</text:p>
      <text:p text:style-name="P1">otimizar a utilização dos materiais.</text:p>
      <text:p text:style-name="P1">Na área de controle de qualidade, Ana, a analista de qualidade, monitora o processo de produção, verificando</text:p>
      <text:p text:style-name="P1">se todos os ingredientes e materiais estão dentro dos padrões exigidos. Ela também é responsável por conduzir</text:p>
      <text:p text:style-name="P1">inspeções regulares e garantir que a produção esteja em conformidade com as normas de segurança alimentar e</text:p>
      <text:p text:style-name="P1">regulamentações governamentais.</text:p>
      <text:p text:style-name="P1">Por fim, a história se completa com Carlos, o responsável pelas vendas e distribuição dos produtos. Ele</text:p>
      <text:p text:style-name="P1">coordena a entrega dos produtos acabados aos clientes e mantém um registro de todas as vendas realizadas. Carlos</text:p>
      <text:p text:style-name="P1">também fornece informações sobre a demanda do mercado e as preferências dos clientes, o que ajuda João na</text:p>
      <text:p text:style-name="P1">seleção de fornecedores e ingredientes para futuras compras.</text:p>
      <text:p text:style-name="P1">Esta história ilustra como os diferentes atores em uma indústria alimentícia colaboram e desempenham funções</text:p>
      <text:p text:style-name="P1"><text:soft-page-break/>cruciais para manter o sistema manual de controle de materiais funcionando de forma eficiente. A interdependência</text:p>
      <text:p text:style-name="P1">entre as atividades de João, Maria, Pedro, Ana e Carlos é fundamental para garantir que a &amp;quot;Delícias Gourmet&amp;quot;</text:p>
      <text:p text:style-name="P1">mantenha sua reputação de qualidade e satisfação do cliente.</text:p>
      <text:p text:style-name="P1"/>
      <text:p text:style-name="P3">2 – O que o sistema deve fazer(funções básicas:</text:p>
      <text:p text:style-name="P3"/>
      <text:p text:style-name="P3">Ref.</text:p>
      <text:p text:style-name="P3">R1.1 -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9:29.130458842</meta:creation-date>
    <dc:date>2023-04-26T21:44:46.467668641</dc:date>
    <meta:editing-duration>PT5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14" meta:character-count="2720" meta:non-whitespace-character-count="2334"/>
  </office:meta>
</office:document-meta>
</file>